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line-height="100%"/>
      <style:text-properties fo:language="en" fo:country="US"/>
    </style:style>
    <style:style style:name="P3" style:family="paragraph" style:parent-style-name="Standard">
      <style:paragraph-properties fo:line-height="100%"/>
      <style:text-properties fo:font-size="16pt" fo:language="en" fo:country="US" style:font-size-asian="16pt" style:font-size-complex="16pt"/>
    </style:style>
    <style:style style:name="P4" style:family="paragraph" style:parent-style-name="Listenabsatz">
      <style:text-properties fo:language="en" fo:country="US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language="en" fo:country="US" officeooo:paragraph-rsid="00097f51"/>
    </style:style>
    <style:style style:name="P7" style:family="paragraph" style:parent-style-name="Standard">
      <style:text-properties fo:language="en" fo:country="US" officeooo:rsid="000c29af" officeooo:paragraph-rsid="000c29af"/>
    </style:style>
    <style:style style:name="P8" style:family="paragraph" style:parent-style-name="Standard">
      <style:text-properties officeooo:paragraph-rsid="0005c18c"/>
    </style:style>
    <style:style style:name="P9" style:family="paragraph" style:parent-style-name="Standard">
      <style:text-properties officeooo:paragraph-rsid="00097f5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alibri" fo:font-size="9pt" fo:language="en" fo:country="US" fo:font-weight="normal" officeooo:rsid="000c29af" officeooo:paragraph-rsid="000c29af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9pt" fo:language="en" fo:country="US" fo:font-weight="normal" officeooo:rsid="000c29af" officeooo:paragraph-rsid="000c29af" fo:background-color="transparent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9pt" fo:language="en" fo:country="US" fo:font-weight="normal" officeooo:rsid="0011d462" officeooo:paragraph-rsid="0011d462" fo:background-color="transparent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top="0cm" fo:margin-bottom="0.152cm" loext:contextual-spacing="false"/>
      <style:text-properties style:font-name="sans-serif" fo:font-size="10pt" fo:font-style="italic" officeooo:paragraph-rsid="0003f333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sans-serif" fo:font-size="10pt" officeooo:paragraph-rsid="0003f333" style:font-size-asian="10pt" style:font-size-complex="10pt"/>
    </style:style>
    <style:style style:name="P15" style:family="paragraph" style:parent-style-name="Listenabsatz">
      <style:paragraph-properties fo:margin-left="0cm" fo:margin-right="0cm" fo:text-indent="0cm" style:auto-text-indent="false"/>
      <style:text-properties fo:language="en" fo:country="US"/>
    </style:style>
    <style:style style:name="P16" style:family="paragraph" style:parent-style-name="Listenabsatz">
      <style:paragraph-properties fo:margin-left="0cm" fo:margin-right="0cm" fo:text-indent="0cm" style:auto-text-indent="false"/>
      <style:text-properties fo:language="en" fo:country="US" officeooo:rsid="0012ce1a" officeooo:paragraph-rsid="0012ce1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08ba36" style:font-weight-asian="bold" style:font-weight-complex="bold"/>
    </style:style>
    <style:style style:name="T4" style:family="text">
      <style:text-properties fo:language="en" fo:country="US" officeooo:rsid="0003f333"/>
    </style:style>
    <style:style style:name="T5" style:family="text">
      <style:text-properties fo:language="en" fo:country="US" fo:font-style="italic" fo:font-weight="normal" officeooo:rsid="0006cbb4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italic" officeooo:rsid="0006cbb4" style:font-style-asian="italic" style:font-style-complex="italic"/>
    </style:style>
    <style:style style:name="T7" style:family="text">
      <style:text-properties fo:language="en" fo:country="US" officeooo:rsid="0005c18c"/>
    </style:style>
    <style:style style:name="T8" style:family="text">
      <style:text-properties fo:language="en" fo:country="US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fo:language="en" fo:country="US" officeooo:rsid="000672c5"/>
    </style:style>
    <style:style style:name="T10" style:family="text">
      <style:text-properties fo:language="en" fo:country="US" officeooo:rsid="0006cbb4"/>
    </style:style>
    <style:style style:name="T11" style:family="text">
      <style:text-properties fo:language="en" fo:country="US" officeooo:rsid="0008ba36"/>
    </style:style>
    <style:style style:name="T12" style:family="text">
      <style:text-properties fo:language="en" fo:country="US" fo:font-weight="normal" officeooo:rsid="0008ba36" style:font-weight-asian="normal" style:font-weight-complex="normal"/>
    </style:style>
    <style:style style:name="T13" style:family="text">
      <style:text-properties fo:language="en" fo:country="US" fo:font-weight="normal" officeooo:rsid="00097f51" style:font-weight-asian="normal" style:font-weight-complex="normal"/>
    </style:style>
    <style:style style:name="T14" style:family="text">
      <style:text-properties fo:language="en" fo:country="US" officeooo:rsid="00097f51"/>
    </style:style>
    <style:style style:name="T15" style:family="text">
      <style:text-properties fo:language="en" fo:country="US" officeooo:rsid="000e4f40"/>
    </style:style>
    <style:style style:name="T16" style:family="text">
      <style:text-properties officeooo:rsid="0003f33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sans-serif" fo:font-size="10pt"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97f51" style:font-weight-asian="bold" style:font-weight-complex="bold"/>
    </style:style>
    <style:style style:name="T21" style:family="text">
      <style:text-properties fo:font-weight="bold" officeooo:rsid="000b653c" style:font-weight-asian="bold" style:font-weight-complex="bold"/>
    </style:style>
    <style:style style:name="T22" style:family="text">
      <style:text-properties officeooo:rsid="00097f51"/>
    </style:style>
    <style:style style:name="T23" style:family="text">
      <style:text-properties officeooo:rsid="000b653c"/>
    </style:style>
    <style:style style:name="T24" style:family="text">
      <style:text-properties fo:color="#6666ff"/>
    </style:style>
    <style:style style:name="T25" style:family="text">
      <style:text-properties fo:color="#6666ff" fo:font-style="italic" style:font-style-asian="italic" style:font-style-complex="italic"/>
    </style:style>
    <style:style style:name="T26" style:family="text">
      <style:text-properties fo:color="#ff6600" fo:font-style="italic" style:font-style-asian="italic" style:font-style-complex="italic"/>
    </style:style>
    <style:style style:name="T27" style:family="text">
      <style:text-properties fo:color="#ff6600" officeooo:rsid="0011d462"/>
    </style:style>
    <style:style style:name="T28" style:family="text">
      <style:text-properties fo:color="#00ff66"/>
    </style:style>
    <style:style style:name="T29" style:family="text">
      <style:text-properties fo:color="#ff00cc"/>
    </style:style>
    <style:style style:name="T30" style:family="text">
      <style:text-properties fo:color="#33ff99" fo:font-style="italic" style:font-style-asian="italic" style:font-style-complex="italic"/>
    </style:style>
    <style:style style:name="T31" style:family="text">
      <style:text-properties fo:color="#ff33ff" fo:font-style="italic" style:font-style-asian="italic" style:font-style-complex="italic"/>
    </style:style>
    <style:style style:name="T32" style:family="text">
      <style:text-properties officeooo:rsid="0011d462"/>
    </style:style>
    <style:style style:name="T33" style:family="text">
      <style:text-properties officeooo:rsid="0012ce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Absatz-Standardschriftart"><text:span text:style-name="T2">Information Retrieval<text:tab/><text:tab/><text:tab/>Programming Task P02<text:tab/></text:span></text:span><text:span text:style-name="Absatz-Standardschriftart"><text:span text:style-name="T1"><text:tab/><text:tab/>WS 2017 / 2018</text:span></text:span></text:p>
      <text:p text:style-name="P2">Team: 1000DPS</text:p>
      <text:p text:style-name="P2">Member: Christopher Dollase <text:s/>(209045), Kilian Pößel (208488) , Friedrich Schwager (210552)</text:p>
      <text:p text:style-name="P3">Documentation</text:p>
      <text:p text:style-name="P2">“How did you solve the task (what library function have you used and for what purpose)? “</text:p>
      <text:p text:style-name="P1">The projects task was to program our own (command-line based) web search engine using the open source search library Lucene and Java. In the following abstract we will explain how we met the different criteria.</text:p>
      <text:p text:style-name="P14"><text:span text:style-name="T4">The program runs </text:span><text:span text:style-name="T15">in</text:span><text:span text:style-name="T4"> the command line </text:span><text:span text:style-name="T15">by typing</text:span><text:span text:style-name="T4">:</text:span></text:p>
      <text:p text:style-name="P13"><text:span text:style-name="T1">java -jar IR_</text:span>P02.jar [seed URL] [crawl depth] [path to indexfolder] <text:span text:style-name="T16">[</text:span>query]</text:p>
      <text:p text:style-name="P1"/>
      <text:p text:style-name="P8"><text:span text:style-name="Absatz-Standardschriftart"><text:span text:style-name="T1">The HTML-webpage-crawler is </text:span></text:span><text:span text:style-name="Absatz-Standardschriftart"><text:span text:style-name="T7">started</text:span></text:span><text:span text:style-name="Absatz-Standardschriftart"><text:span text:style-name="T1"> by the </text:span></text:span><text:span text:style-name="Absatz-Standardschriftart"><text:span text:style-name="T8">run</text:span></text:span><text:span text:style-name="Absatz-Standardschriftart"><text:span text:style-name="T1">-method of the in the main-method. </text:span></text:span><text:span text:style-name="Absatz-Standardschriftart"><text:span text:style-name="T8">Run</text:span></text:span><text:span text:style-name="Absatz-Standardschriftart"><text:span text:style-name="T1"> takes the the globally available user choice of the </text:span></text:span><text:span text:style-name="Absatz-Standardschriftart"><text:span text:style-name="T18">seed URL</text:span></text:span><text:span text:style-name="Absatz-Standardschriftart"><text:span text:style-name="T1">, an </text:span></text:span><text:span text:style-name="Absatz-Standardschriftart"><text:span text:style-name="T18">path to indexfolder</text:span></text:span><text:span text:style-name="Absatz-Standardschriftart"><text:span text:style-name="T1"> and the </text:span></text:span><text:span text:style-name="Absatz-Standardschriftart"><text:span text:style-name="T18">crawl depth</text:span></text:span><text:span text:style-name="Absatz-Standardschriftart"><text:span text:style-name="T1">. Its functionality is split into two submethods: </text:span></text:span><text:span text:style-name="Absatz-Standardschriftart"><text:span text:style-name="T8">CrawlAndAddURLtoList</text:span></text:span><text:span text:style-name="Absatz-Standardschriftart"><text:span text:style-name="T1"> and </text:span></text:span><text:span text:style-name="Absatz-Standardschriftart"><text:span text:style-name="T8">PrintURLtoTXT</text:span></text:span><text:span text:style-name="Absatz-Standardschriftart"><text:span text:style-name="T1">.</text:span></text:span></text:p>
      <text:p text:style-name="Standard"><text:span text:style-name="Absatz-Standardschriftart"><text:span text:style-name="T2">CrawlAndAddURLtoList</text:span></text:span><text:span text:style-name="Absatz-Standardschriftart"><text:span text:style-name="T1"> is a recursively called method. Starting with the seedURL and a current depth of 0, </text:span></text:span><text:span text:style-name="Absatz-Standardschriftart"><text:span text:style-name="T7">performing</text:span></text:span><text:span text:style-name="Absatz-Standardschriftart"><text:span text:style-name="T1"> a depth-first search (crawl process). Each call starts by </text:span></text:span><text:span text:style-name="Absatz-Standardschriftart"><text:span text:style-name="T7">normalizing the URL and checking </text:span></text:span><text:span text:style-name="Absatz-Standardschriftart"><text:span text:style-name="T9">for </text:span></text:span><text:span text:style-name="Absatz-Standardschriftart"><text:span text:style-name="T1">duplicates, therefore avoiding cycles in the crawl-process. If no duplicates were found and the maximum depth is not reached, the method tries to retrieve all Links contained by the current HTML Document. </text:span></text:span><text:span text:style-name="Absatz-Standardschriftart"><text:span text:style-name="T9">This is done via jsoup-library by </text:span></text:span><text:span text:style-name="Absatz-Standardschriftart"><text:span text:style-name="T10">connecting</text:span></text:span><text:span text:style-name="Absatz-Standardschriftart"><text:span text:style-name="T9"> to the URL and then parsing the </text:span></text:span><text:span text:style-name="Absatz-Standardschriftart"><text:span text:style-name="T10">HTML</text:span></text:span><text:span text:style-name="Absatz-Standardschriftart"><text:span text:style-name="T9"> </text:span></text:span><text:span text:style-name="Absatz-Standardschriftart"><text:span text:style-name="T10">document</text:span></text:span><text:span text:style-name="Absatz-Standardschriftart"><text:span text:style-name="T9"> for </text:span></text:span><text:span text:style-name="Absatz-Standardschriftart"><text:span text:style-name="T10">all </text:span></text:span><text:span text:style-name="Absatz-Standardschriftart"><text:span text:style-name="T9">“a href”-tags.</text:span></text:span><text:span text:style-name="Absatz-Standardschriftart"><text:span text:style-name="T1"> </text:span></text:span><text:span text:style-name="Absatz-Standardschriftart"><text:span text:style-name="T10">All entries are saved to pages.txt and returns the List of URLs to the main method.</text:span></text:span></text:p>
      <text:p text:style-name="P9"><text:span text:style-name="Absatz-Standardschriftart"><text:span text:style-name="T10">With this list we create the </text:span></text:span><text:span text:style-name="Absatz-Standardschriftart"><text:span text:style-name="T5">SearchObject</text:span></text:span><text:span text:style-name="Absatz-Standardschriftart"><text:span text:style-name="T10"> containing the query, the path to index folder and the ranking model (we chose Vector Space as default ranking model). </text:span></text:span><text:span text:style-name="Absatz-Standardschriftart"><text:span text:style-name="T14">We instantiated the</text:span></text:span><text:span text:style-name="Absatz-Standardschriftart"><text:span text:style-name="T10"> </text:span></text:span><text:span text:style-name="Absatz-Standardschriftart"><text:span text:style-name="T6">IndexWriterConfig</text:span></text:span><text:span text:style-name="Absatz-Standardschriftart"><text:span text:style-name="T10"> </text:span></text:span><text:span text:style-name="Absatz-Standardschriftart"><text:span text:style-name="T14">with the </text:span></text:span><text:span text:style-name="Absatz-Standardschriftart"><text:span text:style-name="T10"><text:s/></text:span></text:span><text:span text:style-name="Absatz-Standardschriftart"><text:span text:style-name="T14">EnglishA</text:span></text:span><text:span text:style-name="Absatz-Standardschriftart"><text:span text:style-name="T10">nalyzer </text:span></text:span><text:span text:style-name="Absatz-Standardschriftart"><text:span text:style-name="T14">(inlcudes stemming) and the given ranking model.</text:span></text:span><text:span text:style-name="Absatz-Standardschriftart"><text:span text:style-name="T10"> </text:span></text:span><text:span text:style-name="Absatz-Standardschriftart"><text:span text:style-name="T14">Then we </text:span></text:span><text:span text:style-name="Absatz-Standardschriftart"><text:span text:style-name="T11"><text:s/>create the Index </text:span></text:span><text:span text:style-name="Absatz-Standardschriftart"><text:span text:style-name="T14">in </text:span></text:span><text:span text:style-name="Absatz-Standardschriftart"><text:span text:style-name="T3">AddFilestoIndex</text:span></text:span><text:span text:style-name="Absatz-Standardschriftart"><text:span text:style-name="T11">. Before adding the documents to the index we had to translate the jsoup document into a </text:span></text:span><text:span text:style-name="Absatz-Standardschriftart"><text:span text:style-name="T14">L</text:span></text:span><text:span text:style-name="Absatz-Standardschriftart"><text:span text:style-name="T11">ucene document. This is done by </text:span></text:span><text:span text:style-name="Absatz-Standardschriftart"><text:span text:style-name="T3">getDocument</text:span></text:span><text:span text:style-name="Absatz-Standardschriftart"><text:span text:style-name="T12">. </text:span></text:span><text:span text:style-name="Absatz-Standardschriftart"><text:span text:style-name="T13">For the document</text:span></text:span><text:span text:style-name="T1"> </text:span><text:span text:style-name="T11">we use</text:span><text:span text:style-name="T1"> Lucene </text:span><text:span text:style-name="T11">String</text:span><text:span text:style-name="T1">Field </text:span><text:span text:style-name="T11">for title and </text:span><text:span text:style-name="T14">URL</text:span><text:span text:style-name="T11"> and Lucene TextField for the content.</text:span><text:span text:style-name="T1"> </text:span></text:p>
      <text:p text:style-name="P6">Before we search the index with the given query, we call the <text:span text:style-name="T19">CreateIndexReaderAndSearcher</text:span> <text:span text:style-name="T22">with the same index and ranking model as the IndexWriter</text:span>. <text:s/>The search function takes our analyzer and the query string to build a <text:span text:style-name="T22">MultiFieldQueryParser</text:span> object for title and the body to enable multiple field search. After that our index searcher is used to build ranked hits <text:s/><text:span text:style-name="T22">and returning the best 10 into a </text:span><text:span text:style-name="T20">Search</text:span><text:span text:style-name="T21">Result </text:span><text:span text:style-name="T22">collection, includes title, score and URL for easy to read output.</text:span> Finally the <text:span text:style-name="T19">PrintResults</text:span> method makes use of the data structure of our SearchResult object and prints out each result to the console with rank, title, <text:s/>relevance score and <text:span text:style-name="T23">URL</text:span>.</text:p>
      <text:p text:style-name="P4"/>
      <text:p text:style-name="P16"/>
      <text:p text:style-name="P4"><text:soft-page-break/></text:p>
      <text:p text:style-name="P4">“The second page should contain an example of the java command with concrete parameters and the corresponding output of your program.”</text:p>
      <text:p text:style-name="P7">So here is our example: <text:span text:style-name="T17">java –jar IR_P02.jar [</text:span><text:span text:style-name="T25">seedURL</text:span><text:span text:style-name="T17">] [</text:span><text:span text:style-name="T26">crawl depth</text:span><text:span text:style-name="T17">] [</text:span><text:span text:style-name="T30">path_to_index_folder</text:span><text:span text:style-name="T17">] [</text:span><text:span text:style-name="T31">query</text:span><text:span text:style-name="T17">]</text:span></text:p>
      <text:p text:style-name="P10">&gt; java -jar IR_P02.jar <text:span text:style-name="T24">http://www.mkyong.com/</text:span> <text:span text:style-name="T27">2</text:span> <text:span text:style-name="T28">C:\Users\admin\Desktop\WS_17_18\Information_Retrieval\P02 </text:span><text:span text:style-name="T29">tutorials</text:span></text:p>
      <text:p text:style-name="P11"><text:span text:style-name="T33">&gt;&gt;</text:span>Parsing the seed URL at depth <text:span text:style-name="T32">2</text:span></text:p>
      <text:p text:style-name="P11">&gt;<text:span text:style-name="T33">&gt;</text:span>Successfully instantiated SearchObject:</text:p>
      <text:p text:style-name="P11">&gt;<text:span text:style-name="T33">&gt;</text:span>Creating Index..</text:p>
      <text:p text:style-name="P11">&gt;<text:span text:style-name="T33">&gt;</text:span>Searching for "tutori "(stemmed)</text:p>
      <text:p text:style-name="P11"><text:span text:style-name="T33">&gt;</text:span>&gt;total hits: 111</text:p>
      <text:p text:style-name="P11"><text:span text:style-name="T33">&gt;</text:span>&gt;Ranking the best 10 documents...</text:p>
      <text:p text:style-name="P12"><text:span text:style-name="T33">&gt;&gt;</text:span>total hits: 183</text:p>
      <text:p text:style-name="P12"><text:span text:style-name="T33">&gt;&gt;</text:span>Ranking the best 10 documents...</text:p>
      <text:p text:style-name="P12">1. All Tutorials on Mkyong.com, Score: 0.5679822, (http://www.mkyong.com/all-tutorials-on-mkyong-com)</text:p>
      <text:p text:style-name="P12">2. Java Programming, Learn Java Online with the Java Code Geeks | Java developers resource center - Java, Scala, Groovy, Android, Score: 0.27772442, (http://www.javacodegeeks.com)</text:p>
      <text:p text:style-name="P12">3. Michael Good, Score: 0.27421406, (http://www.mkyong.com/author/michael-good)</text:p>
      <text:p text:style-name="P12">4. hibernate search, Score: 0.27421406, (http://www.mkyong.com/tag/hibernate-search)</text:p>
      <text:p text:style-name="P12">5. .htaccess, Score: 0.27421406, (http://www.mkyong.com/tag/htaccess)</text:p>
      <text:p text:style-name="P12">6. localhost, Score: 0.27421406, (http://www.mkyong.com/tag/localhost)</text:p>
      <text:p text:style-name="P12">7. palindrome, Score: 0.27421406, (http://www.mkyong.com/tag/palindrome)</text:p>
      <text:p text:style-name="P12">8. binary, Score: 0.27421406, (http://www.mkyong.com/tag/binary)</text:p>
      <text:p text:style-name="P12">9. binary and, Score: 0.27421406, (http://www.mkyong.com/tag/binary-and)</text:p>
      <text:p text:style-name="P12">10. bitand, Score: 0.27421406, (http://www.mkyong.com/tag/bitand)</text:p>
      <text:p text:style-name="P11"><text:span text:style-name="T33">&gt;&gt;</text:span>Press Enter to exit.</text:p>
      <text:p text:style-name="P1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fo:text-shadow="none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fo:text-shadow="none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Kommentar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Kommentarthema" style:family="paragraph" style:parent-style-name="Kommentartext">
      <style:paragraph-properties fo:hyphenation-ladder-count="no-limit"/>
      <style:text-properties fo:font-weight="bold" style:font-weight-asian="bold" style:font-weight-complex="bold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Kommentartext_20_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weight="bold" style:font-weight-asian="bold" style:font-weight-complex="bold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-">
        <style:list-level-properties/>
        <style:text-properties style:font-name="Times New Roman"/>
      </text:list-level-style-bullet>
      <text:list-level-style-bullet text:level="2" text:style-name="WW_5f_CharLFO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5f_CharLFO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5f_CharLFO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meta:initial-creator>admin</meta:initial-creator>
    <meta:creation-date>2018-01-14T13:53:00Z</meta:creation-date>
    <dc:date>2018-01-14T16:35:38.621000000</dc:date>
    <meta:editing-cycles>8</meta:editing-cycles>
    <meta:editing-duration>PT17M35S</meta:editing-duration>
    <meta:document-statistic meta:table-count="0" meta:image-count="0" meta:object-count="0" meta:page-count="2" meta:paragraph-count="35" meta:word-count="586" meta:character-count="4151" meta:non-whitespace-character-count="35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